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98196" officeooo:paragraph-rsid="00098196"/>
    </style:style>
    <style:style style:name="P2" style:family="paragraph" style:parent-style-name="Text_20_body">
      <style:text-properties officeooo:rsid="00098196" officeooo:paragraph-rsid="000a7f18"/>
    </style:style>
    <style:style style:name="P3" style:family="paragraph" style:parent-style-name="Text_20_body" style:list-style-name="L1">
      <style:text-properties officeooo:paragraph-rsid="000a7f18"/>
    </style:style>
    <style:style style:name="P4" style:family="paragraph" style:parent-style-name="Text_20_body" style:list-style-name="L1">
      <style:text-properties officeooo:rsid="000a7f18" officeooo:paragraph-rsid="000a7f18"/>
    </style:style>
    <style:style style:name="P5" style:family="paragraph" style:parent-style-name="Text_20_body">
      <style:text-properties officeooo:rsid="000a7f18" officeooo:paragraph-rsid="000a7f18"/>
    </style:style>
    <style:style style:name="P6" style:family="paragraph" style:parent-style-name="Text_20_body">
      <style:text-properties officeooo:rsid="000c4c9a" officeooo:paragraph-rsid="000c4c9a"/>
    </style:style>
    <style:style style:name="P7" style:family="paragraph" style:parent-style-name="Title">
      <style:text-properties officeooo:rsid="00098196" officeooo:paragraph-rsid="00098196"/>
    </style:style>
    <style:style style:name="T1" style:family="text">
      <style:text-properties officeooo:rsid="000a7f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ight Light Programming</text:p>
      <text:p text:style-name="P1"/>
      <text:p text:style-name="P2">We've done a lot of fairly well structured activities so far in this course, now it's time for a much more open ended one. In this section you will take what you've learned and constructed in the previous two section to solve a programming challenge. The objective is to design a device that will turn the LED on when the lights turn out. <text:line-break/><text:line-break/>Lets start the prototyping process by collecting a few design requirements. <text:span text:style-name="T1">We need to measure the output of the light sensor while the lights in the room are on. </text:span></text:p>
      <text:list xml:id="list1571849832447336881" text:style-name="L1">
        <text:list-item>
          <text:p text:style-name="P3"><text:span text:style-name="T1">Open and upload the LightSensor sketch </text:span></text:p>
        </text:list-item>
        <text:list-item>
          <text:p text:style-name="P3"><text:span text:style-name="T1">Write down the average output of the sensor while the room <text:s/>lights are on. </text:span></text:p>
        </text:list-item>
        <text:list-item>
          <text:p text:style-name="P4">Wait until the room lights have been turned off</text:p>
        </text:list-item>
        <text:list-item>
          <text:p text:style-name="P4">Write down the average output of the light sensor while the room lights are off.</text:p>
        </text:list-item>
      </text:list>
      <text:p text:style-name="P5"/>
      <text:p text:style-name="P6">Your open ended problem will be to write code that turns the LED on when the room lights turn off. Why are you still reading? Get to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43S</meta:editing-duration>
    <meta:editing-cycles>3</meta:editing-cycles>
    <meta:generator>LibreOffice/5.2.1.2$Windows_x86 LibreOffice_project/31dd62db80d4e60af04904455ec9c9219178d620</meta:generator>
    <dc:date>2017-03-25T12:40:39.124000000</dc:date>
    <meta:document-statistic meta:table-count="0" meta:image-count="0" meta:object-count="0" meta:page-count="1" meta:paragraph-count="7" meta:word-count="171" meta:character-count="908" meta:non-whitespace-character-count="742"/>
    <meta:user-defined meta:name="Info 1"/>
    <meta:user-defined meta:name="Info 2"/>
    <meta:user-defined meta:name="Info 3"/>
    <meta:user-defined meta:name="Info 4"/>
  </office:meta>
</office:document-meta>
</file>